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le14" style:family="table">
      <style:table-properties style:width="16.501cm" table:align="margins" style:writing-mode="lr-tb"/>
    </style:style>
    <style:style style:name="Table14.A" style:family="table-column">
      <style:table-column-properties style:column-width="14.667cm" style:rel-column-width="58251*"/>
    </style:style>
    <style:style style:name="Table14.B" style:family="table-column">
      <style:table-column-properties style:column-width="1.834cm" style:rel-column-width="7284*"/>
    </style:style>
    <style:style style:name="Table14.A1" style:family="table-cell">
      <style:table-cell-properties style:vertical-align="middle" fo:padding="0.097cm" fo:border="none"/>
    </style:style>
    <style:style style:name="Table1" style:family="table">
      <style:table-properties style:width="16.501cm" table:align="margins" style:writing-mode="lr-tb"/>
    </style:style>
    <style:style style:name="Table1.A" style:family="table-column">
      <style:table-column-properties style:column-width="3.3cm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16.501cm" table:align="margins"/>
    </style:style>
    <style:style style:name="Table2.A" style:family="table-column">
      <style:table-column-properties style:column-width="14.667cm" style:rel-column-width="58251*"/>
    </style:style>
    <style:style style:name="Table2.B" style:family="table-column">
      <style:table-column-properties style:column-width="1.834cm" style:rel-column-width="728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501cm" table:align="margins"/>
    </style:style>
    <style:style style:name="Table3.A" style:family="table-column">
      <style:table-column-properties style:column-width="14.667cm" style:rel-column-width="58251*"/>
    </style:style>
    <style:style style:name="Table3.B" style:family="table-column">
      <style:table-column-properties style:column-width="1.834cm" style:rel-column-width="7284*"/>
    </style:style>
    <style:style style:name="Table3.A1" style:family="table-cell">
      <style:table-cell-properties style:vertical-align="middle" fo:padding="0.097cm" fo:border="none"/>
    </style:style>
    <style:style style:name="Table4" style:family="table">
      <style:table-properties style:width="16.501cm" table:align="margins"/>
    </style:style>
    <style:style style:name="Table4.A" style:family="table-column">
      <style:table-column-properties style:column-width="14.667cm" style:rel-column-width="58251*"/>
    </style:style>
    <style:style style:name="Table4.B" style:family="table-column">
      <style:table-column-properties style:column-width="1.834cm" style:rel-column-width="7284*"/>
    </style:style>
    <style:style style:name="Table4.A1" style:family="table-cell">
      <style:table-cell-properties style:vertical-align="middle" fo:padding="0.097cm" fo:border="none"/>
    </style:style>
    <style:style style:name="Table6" style:family="table">
      <style:table-properties style:width="16.501cm" table:align="margins"/>
    </style:style>
    <style:style style:name="Table6.A" style:family="table-column">
      <style:table-column-properties style:column-width="14.667cm" style:rel-column-width="58251*"/>
    </style:style>
    <style:style style:name="Table6.B" style:family="table-column">
      <style:table-column-properties style:column-width="1.834cm" style:rel-column-width="7284*"/>
    </style:style>
    <style:style style:name="Table6.A1" style:family="table-cell">
      <style:table-cell-properties style:vertical-align="middle" fo:padding="0.097cm" fo:border="none"/>
    </style:style>
    <style:style style:name="Table5" style:family="table">
      <style:table-properties style:width="16.501cm" table:align="margins"/>
    </style:style>
    <style:style style:name="Table5.A" style:family="table-column">
      <style:table-column-properties style:column-width="14.667cm" style:rel-column-width="58251*"/>
    </style:style>
    <style:style style:name="Table5.B" style:family="table-column">
      <style:table-column-properties style:column-width="1.834cm" style:rel-column-width="7284*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style:font-size-asian="14pt" style:font-name-complex="Times New Roman5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1" fo:font-size="14pt" style:font-size-asian="14pt" style:font-name-complex="Times New Roman5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style:font-name="Times New Roman1" fo:font-size="14pt" style:font-size-asian="14pt" style:font-name-complex="Times New Roman5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fo:language="en" fo:country="US" officeooo:rsid="000c87e9" officeooo:paragraph-rsid="002d1305" style:font-size-asian="14pt" style:font-name-complex="Times New Roman5" style:font-size-complex="14pt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c87e9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style:font-size-asian="14pt" style:font-name-complex="Times New Roman5" style:font-size-complex="14pt"/>
    </style:style>
    <style:style style:name="P9" style:family="paragraph" style:parent-style-name="Standard">
      <style:paragraph-properties fo:margin-top="0cm" fo:margin-bottom="0.282cm" loext:contextual-spacing="false" fo:line-height="150%" fo:text-align="center" style:justify-single-word="false"/>
      <style:text-properties style:font-name="Times New Roman1" fo:font-size="14pt" style:font-size-asian="14pt" style:font-name-complex="Times New Roman5" style:font-size-complex="1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</style:style>
    <style:style style:name="P11" style:family="paragraph" style:parent-style-name="Text_20_body_20_indent">
      <style:text-properties fo:color="#00000a" style:font-name="Times New Roman2" fo:font-size="14pt" fo:language="ru" fo:country="RU" fo:font-weight="normal" officeooo:rsid="002bf6d1" officeooo:paragraph-rsid="002bf6d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P12" style:family="paragraph" style:parent-style-name="Text_20_body_20_indent">
      <style:text-properties officeooo:paragraph-rsid="001ef815"/>
    </style:style>
    <style:style style:name="P13" style:family="paragraph" style:parent-style-name="Text_20_body_20_indent">
      <style:text-properties officeooo:rsid="002be282" officeooo:paragraph-rsid="002be282"/>
    </style:style>
    <style:style style:name="P14" style:family="paragraph" style:parent-style-name="Text_20_body_20_indent">
      <style:text-properties officeooo:rsid="00493c49" officeooo:paragraph-rsid="00493c49"/>
    </style:style>
    <style:style style:name="P15" style:family="paragraph" style:parent-style-name="Text_20_body_20_indent">
      <style:text-properties fo:color="#000000" style:font-name="Times New Roman4" fo:font-size="14pt" style:font-name-asian="Times New Roman4" style:font-size-asian="14pt" style:font-name-complex="Times New Roman4" style:font-size-complex="14pt"/>
    </style:style>
    <style:style style:name="P16" style:family="paragraph" style:parent-style-name="Text_20_body_20_indent">
      <style:text-properties fo:color="#000000" style:font-name="Times New Roman4" fo:font-size="14pt" officeooo:rsid="0053cc86" officeooo:paragraph-rsid="0053cc86" style:font-name-asian="Times New Roman4" style:font-size-asian="14pt" style:font-name-complex="Times New Roman4" style:font-size-complex="14pt"/>
    </style:style>
    <style:style style:name="P17" style:family="paragraph" style:parent-style-name="Text_20_body_20_indent">
      <style:text-properties fo:color="#000000" style:font-name="Times New Roman4" fo:font-size="14pt" officeooo:rsid="0055403a" officeooo:paragraph-rsid="0055403a" style:font-name-asian="Times New Roman4" style:font-size-asian="14pt" style:font-name-complex="Times New Roman4" style:font-size-complex="14pt"/>
    </style:style>
    <style:style style:name="P18" style:family="paragraph" style:parent-style-name="Text_20_body_20_indent">
      <style:text-properties fo:color="#000000" style:font-name="Times New Roman4" fo:font-size="14pt" officeooo:rsid="0057b875" officeooo:paragraph-rsid="0057b875" style:font-name-asian="Times New Roman4" style:font-size-asian="14pt" style:font-name-complex="Times New Roman4" style:font-size-complex="14pt"/>
    </style:style>
    <style:style style:name="P19" style:family="paragraph" style:parent-style-name="Text_20_body_20_indent">
      <style:text-properties officeooo:paragraph-rsid="00520235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end" style:justify-single-word="false"/>
    </style:style>
    <style:style style:name="P22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style:font-size-asian="14pt" style:font-name-complex="Times New Roman5" style:font-size-complex="14pt"/>
    </style:style>
    <style:style style:name="P2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paragraph-properties fo:margin-left="0cm" fo:margin-right="0cm" fo:text-align="center" style:justify-single-word="false" fo:text-indent="0cm" style:auto-text-indent="false" fo:break-before="page"/>
    </style:style>
    <style:style style:name="P26" style:family="paragraph" style:parent-style-name="Heading_20_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fo:break-before="page"/>
      <style:text-properties style:font-name="Times New Roman1" fo:font-size="14pt" style:font-size-asian="14pt" style:font-name-complex="Times New Roman5" style:font-size-complex="14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ext_20_body_20_indent">
      <style:paragraph-properties fo:break-before="page"/>
      <style:text-properties style:font-name="Times New Roman1" fo:font-size="14pt" fo:language="en" fo:country="US" fo:font-weight="normal" officeooo:rsid="005c92ed" officeooo:paragraph-rsid="005c92ed" style:font-size-asian="14pt" style:font-weight-asian="normal" style:font-size-complex="14pt" style:font-weight-complex="normal"/>
    </style:style>
    <style:style style:name="P29" style:family="paragraph" style:parent-style-name="Table_20_Contents">
      <style:text-properties officeooo:rsid="005c87d3" officeooo:paragraph-rsid="005c87d3"/>
    </style:style>
    <style:style style:name="P30" style:family="paragraph" style:parent-style-name="Table_20_Contents">
      <style:text-properties officeooo:rsid="005c92ed" officeooo:paragraph-rsid="005c92ed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ext_20_body_20_indent">
      <style:text-properties officeooo:rsid="005f3344" officeooo:paragraph-rsid="005f3344"/>
    </style:style>
    <style:style style:name="P34" style:family="paragraph" style:parent-style-name="Text_20_body_20_indent">
      <style:text-properties officeooo:rsid="00629b72" officeooo:paragraph-rsid="00629b72"/>
    </style:style>
    <style:style style:name="P35" style:family="paragraph" style:parent-style-name="Text_20_body_20_indent">
      <style:text-properties officeooo:paragraph-rsid="0016ca53"/>
    </style:style>
    <style:style style:name="P36" style:family="paragraph" style:parent-style-name="Text_20_body_20_indent">
      <style:text-properties officeooo:paragraph-rsid="002be282"/>
    </style:style>
    <style:style style:name="P37" style:family="paragraph" style:parent-style-name="Text_20_body_20_indent">
      <style:text-properties officeooo:rsid="00702f22" officeooo:paragraph-rsid="00702f22"/>
    </style:style>
    <style:style style:name="T1" style:family="text">
      <style:text-properties style:font-name="Times New Roman1" fo:font-size="14pt" style:font-size-asian="14pt" style:font-name-complex="Times New Roman5" style:font-size-complex="14pt"/>
    </style:style>
    <style:style style:name="T2" style:family="text">
      <style:text-properties style:font-name="Times New Roman1" fo:font-size="14pt" fo:language="en" fo:country="US" fo:font-weight="normal" officeooo:rsid="001ef815" style:font-size-asian="14pt" style:font-weight-asian="normal" style:font-size-complex="14pt" style:font-weight-complex="normal"/>
    </style:style>
    <style:style style:name="T3" style:family="text">
      <style:text-properties style:font-name="Times New Roman1" fo:font-size="14pt" fo:language="en" fo:country="US" fo:font-weight="normal" officeooo:rsid="0059ac83" style:font-size-asian="14pt" style:font-weight-asian="normal" style:font-size-complex="14pt" style:font-weight-complex="normal"/>
    </style:style>
    <style:style style:name="T4" style:family="text">
      <style:text-properties style:font-name="Times New Roman1" fo:font-size="14pt" fo:language="en" fo:country="US" fo:font-weight="normal" officeooo:rsid="0066816f" style:font-size-asian="14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6" style:family="text">
      <style:text-properties fo:font-size="14pt" fo:language="ru" fo:country="RU" fo:font-weight="normal" officeooo:rsid="00400b43" style:font-name-asian="TimesNewRomanPSMT" style:font-size-asian="14pt" style:font-weight-asian="normal" style:font-name-complex="TimesNewRomanPSMT" style:font-size-complex="14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en" fo:country="US" officeooo:rsid="000c87e9"/>
    </style:style>
    <style:style style:name="T9" style:family="text">
      <style:text-properties fo:language="en" fo:country="US" officeooo:rsid="0015f9cf"/>
    </style:style>
    <style:style style:name="T10" style:family="text">
      <style:text-properties fo:color="#00000a" style:font-name="Times New Roman2" fo:font-size="14pt" fo:language="ru" fo:country="RU" fo:font-weight="normal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1" style:family="text">
      <style:text-properties fo:color="#00000a" style:font-name="Times New Roman2" fo:font-size="14pt" fo:language="ru" fo:country="RU" fo:font-weight="normal" officeooo:rsid="000dc4a1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2" style:family="text">
      <style:text-properties fo:color="#00000a" style:font-name="Times New Roman2" fo:font-size="14pt" fo:language="ru" fo:country="RU" fo:font-weight="normal" officeooo:rsid="002be28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3" style:family="text">
      <style:text-properties fo:color="#00000a" style:font-name="Times New Roman2" fo:font-size="14pt" fo:language="ru" fo:country="RU" fo:font-weight="normal" officeooo:rsid="006a66e3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4" style:family="text">
      <style:text-properties fo:color="#00000a" style:font-name="Times New Roman2" fo:font-size="14pt" fo:language="ru" fo:country="RU" officeooo:rsid="006872aa" style:font-name-asian="Calibri1" style:font-size-asian="11pt" style:language-asian="en" style:country-asian="US" style:font-size-complex="11pt" style:language-complex="ar" style:country-complex="SA"/>
    </style:style>
    <style:style style:name="T15" style:family="text">
      <style:text-properties fo:color="#00000a" style:font-name="Times New Roman2" fo:font-size="14pt" fo:language="ru" fo:country="RU" officeooo:rsid="0016ca53" style:font-name-asian="Calibri1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a" style:font-name="Times New Roman" fo:font-size="14pt" fo:language="ru" fo:country="RU" officeooo:rsid="0017eac8" style:font-name-asian="Calibri1" style:font-size-asian="11pt" style:language-asian="en" style:country-asian="US" style:font-size-complex="11pt" style:language-complex="ar" style:country-complex="SA"/>
    </style:style>
    <style:style style:name="T17" style:family="text">
      <style:text-properties fo:color="#00000a" style:font-name="Times New Roman3" fo:font-size="14pt" fo:language="ru" fo:country="RU" fo:font-weight="normal" officeooo:rsid="0018a702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8" style:family="text">
      <style:text-properties fo:color="#00000a" style:font-name="Times New Roman3" fo:font-size="14pt" fo:language="ru" fo:country="RU" fo:font-weight="normal" officeooo:rsid="0064983b" style:font-name-asian="TimesNewRomanPSMT" style:font-size-asian="14pt" style:language-asian="en" style:country-asian="US" style:font-weight-asian="normal" style:font-name-complex="TimesNewRomanPSMT" style:font-size-complex="14pt" style:language-complex="ar" style:country-complex="SA" style:font-weight-complex="normal"/>
    </style:style>
    <style:style style:name="T19" style:family="text">
      <style:text-properties fo:color="#00000a" style:font-name="Times New Roman1" fo:font-size="14pt" fo:language="ru" fo:country="RU" officeooo:rsid="000c87e9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0" style:family="text">
      <style:text-properties fo:color="#00000a" style:font-name="Times New Roman1" fo:font-size="14pt" fo:language="ru" fo:country="RU" officeooo:rsid="003eb795" style:font-name-asian="Calibri1" style:font-size-asian="14pt" style:language-asian="en" style:country-asian="US" style:font-name-complex="Times New Roman5" style:font-size-complex="14pt" style:language-complex="ar" style:country-complex="SA"/>
    </style:style>
    <style:style style:name="T21" style:family="text">
      <style:text-properties style:font-name="Times New Roman"/>
    </style:style>
    <style:style style:name="T22" style:family="text">
      <style:text-properties style:font-name="Times New Roman" officeooo:rsid="00411ff5"/>
    </style:style>
    <style:style style:name="T23" style:family="text">
      <style:text-properties style:font-name="Times New Roman3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24" style:family="text">
      <style:text-properties style:font-name="Times New Roman3" fo:font-size="14pt" fo:font-weight="normal" officeooo:rsid="0018a702" style:font-name-asian="TimesNewRomanPSMT" style:font-size-asian="14pt" style:font-weight-asian="normal" style:font-name-complex="TimesNewRomanPSMT" style:font-size-complex="14pt" style:font-weight-complex="normal"/>
    </style:style>
    <style:style style:name="T25" style:family="text">
      <style:text-properties officeooo:rsid="002eb67f"/>
    </style:style>
    <style:style style:name="T26" style:family="text">
      <style:text-properties officeooo:rsid="0047596a"/>
    </style:style>
    <style:style style:name="T27" style:family="text">
      <style:text-properties officeooo:rsid="00493c49"/>
    </style:style>
    <style:style style:name="T28" style:family="text">
      <style:text-properties officeooo:rsid="004a0176"/>
    </style:style>
    <style:style style:name="T29" style:family="text">
      <style:text-properties officeooo:rsid="004c1709"/>
    </style:style>
    <style:style style:name="T30" style:family="text">
      <style:text-properties fo:color="#000000" style:font-name="Times New Roman4" fo:font-size="14pt" officeooo:rsid="00520235" style:font-name-asian="Times New Roman4" style:font-size-asian="14pt" style:font-name-complex="Times New Roman4" style:font-size-complex="14pt"/>
    </style:style>
    <style:style style:name="T31" style:family="text">
      <style:text-properties fo:color="#000000" style:font-name="Times New Roman4" fo:font-size="14pt" fo:language="ru" fo:country="RU" officeooo:rsid="00520235" style:font-name-asian="Times New Roman4" style:font-size-asian="14pt" style:language-asian="en" style:country-asian="US" style:font-name-complex="Times New Roman4" style:font-size-complex="14pt" style:language-complex="ar" style:country-complex="SA"/>
    </style:style>
    <style:style style:name="T32" style:family="text">
      <style:text-properties officeooo:rsid="006a66e3"/>
    </style:style>
    <style:style style:name="T33" style:family="text">
      <style:text-properties officeooo:rsid="00702f22"/>
    </style:style>
    <style:style style:name="T34" style:family="text">
      <style:text-properties officeooo:rsid="00719b16"/>
    </style:style>
    <style:style style:name="T35" style:family="text">
      <style:text-properties officeooo:rsid="007327d7"/>
    </style:style>
    <style:style style:name="fr1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ица"/>
      </text:sequence-decls>
      <text:p text:style-name="P22">Министерство образования и науки России</text:p>
      <text:p text:style-name="P2">Федеральное государственное бюджетное образовательное учреждение</text:p>
      <text:p text:style-name="P6"><text:span text:style-name="T1">высшего образования «Тульский государственный у</text:span><text:bookmark text:name="Bookmark"/><text:span text:style-name="T1">ниверситет»</text:span></text:p>
      <text:p text:style-name="P2">Институт прикладной математики и компьютерных наук</text:p>
      <text:p text:style-name="P2">Кафедра вычислительной техники</text:p>
      <text:p text:style-name="P2"/>
      <text:p text:style-name="P2"/>
      <text:p text:style-name="P2"/>
      <text:p text:style-name="P2">Отчёт по лабораторной работе №<text:span text:style-name="T8">5</text:span></text:p>
      <text:p text:style-name="P5">по дисциплине: «Информатика»</text:p>
      <text:p text:style-name="P7"><text:span text:style-name="T19">«</text:span><text:span text:style-name="T20">Преобразование выражений булевой алгебры</text:span><text:span text:style-name="T19">»</text:span></text:p>
      <text:p text:style-name="P2">вариант 4</text:p>
      <text:p text:style-name="P2"/>
      <text:p text:style-name="P3"/>
      <text:p text:style-name="P3"/>
      <text:p text:style-name="P3"/>
      <text:p text:style-name="P3"/>
      <text:p text:style-name="P3"/>
      <text:p text:style-name="P3">Выполнил студент группы 220611: <text:s text:c="22"/>__________ Безверхний А. Н.</text:p>
      <text:p text:style-name="P3">Проверил старший преподаватель кафедры ВТ: <text:s/>__________ <text:s text:c="5"/>Гладких А. В.</text:p>
      <text:p text:style-name="P4"/>
      <text:p text:style-name="P4"/>
      <text:p text:style-name="P9">Тула 2021</text:p>
      <text:list xml:id="list524201637" text:style-name="Outline">
        <text:list-item>
          <text:h text:style-name="P25" text:outline-level="1"><text:bookmark-start text:name="__RefHeading___Toc639_3045786699"/>РЕФЕРАТ<text:bookmark-end text:name="__RefHeading___Toc639_3045786699"/></text:h>
        </text:list-item>
      </text:list>
      <text:p text:style-name="Text_20_body_20_indent">Отчёт включает <text:page-count>8</text:page-count><text:s/>с., <text:span text:style-name="T9">0</text:span> рис., <text:span text:style-name="T9">0</text:span> таблиц<text:span text:style-name="T7">ы</text:span>.</text:p>
      <text:p text:style-name="P35"><text:span text:style-name="T14">СОВЕРШЕННАЯ ДИЗЪЮНКТИВНАЯ НОРМАЛЬНАЯ ФОРМА</text:span><text:span text:style-name="T15">, </text:span><text:span text:style-name="T14">СОВЕРШЕННАЯ КОНЪЮНКТИВНАЯ НОРМАЛЬНАЯ ФОРМА</text:span><text:span text:style-name="T15">, </text:span><text:span text:style-name="T14">БАЗИС, БУЛЕВА АЛГЕБРА, АЛГЕБРА ЛОГИКИ</text:span></text:p>
      <text:p text:style-name="Text_20_body_20_indent">Объектом исследования явля<text:span text:style-name="T32">е</text:span>тся <text:span text:style-name="T32">булева алгебра,</text:span><text:span text:style-name="T16">.</text:span></text:p>
      <text:p text:style-name="Text_20_body_20_indent"><text:span text:style-name="T5">Цель работы — </text:span><text:span text:style-name="T6">и</text:span><text:span text:style-name="T5">зучить методы преобразования выражений булевой алгебры</text:span><text:span text:style-name="T11">.</text:span></text:p>
      <text:p text:style-name="P13"><text:span text:style-name="T11">Р</text:span><text:span text:style-name="T10">абота проводится с использованием соответствующего математического аппарата.</text:span></text:p>
      <text:p text:style-name="P36"><text:span text:style-name="T12">Результат работы демонстрирует основные принципы </text:span><text:span text:style-name="T13">приведения булевых выражений в нормальные формы и принципы минимизации выражений</text:span><text:span text:style-name="T12">.</text:span></text:p>
      <text:p text:style-name="P11">Область применения работы охватывает такие аспекты, <text:span text:style-name="T32">как</text:span> <text:span text:style-name="T32">упрощение и вычисление выражений булевой алгебры</text:span>.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3">РЕФЕРАТ<text:tab/>2</text:p>
          <text:p text:style-name="P23">ВВЕДЕНИЕ<text:tab/>4</text:p>
          <text:p text:style-name="P23">1. Этапы выполнение работы<text:tab/>5</text:p>
          <text:p text:style-name="P23">2. Ответы на контрольные вопросы.<text:tab/>7</text:p>
          <text:p text:style-name="P23">ЗАКЛЮЧЕНИЕ<text:tab/>8</text:p>
        </text:index-body>
      </text:table-of-content>
      <text:p text:style-name="P8"/>
      <text:list xml:id="list10129099476035" text:continue-numbering="true" text:style-name="Outline">
        <text:list-item>
          <text:h text:style-name="P26" text:outline-level="1"><text:bookmark-start text:name="__RefHeading___Toc641_3045786699"/>ВВЕДЕНИЕ<text:bookmark-end text:name="__RefHeading___Toc641_3045786699"/></text:h>
        </text:list-item>
      </text:list>
      <text:p text:style-name="Text_20_body_20_indent"><text:span text:style-name="T21">Цель работы - </text:span><text:span text:style-name="T22">и</text:span><text:span text:style-name="T21">зучить методы преобразования выражений булевой алгебры</text:span><text:span text:style-name="T11">.</text:span></text:p>
      <text:p text:style-name="Text_20_body_20_indent">Задание на работу:</text:p>
      <text:p text:style-name="Text_20_body_20_indent">Приведённое логическое выражение <text:span text:style-name="T26">(</text:span><text:span text:style-name="T35">1</text:span><text:span text:style-name="T26">) </text:span><text:span text:style-name="T27">преобра</text:span><text:span text:style-name="T28">з</text:span><text:span text:style-name="T27">овать в СДНФ, в СКНВ, в базис «и-или-не» и минимизировать.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Line94866038982352">
            <table:table-cell table:style-name="Table14.A1" office:value-type="string">
              <text:p text:style-name="P20"><draw:frame draw:style-name="fr1" draw:name="Object15" text:anchor-type="as-char" svg:y="-0.45cm" svg:width="6.045cm" svg:height="0.58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2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4"/>
      <text:list xml:id="list10128715554049" text:continue-numbering="true" text:style-name="Outline">
        <text:list-item>
          <text:h text:style-name="P27" text:outline-level="1"><text:bookmark-start text:name="__RefHeading___Toc643_3045786699"/>1. <text:span text:style-name="T25">Этапы в</text:span>ыполнение работы<text:bookmark-end text:name="__RefHeading___Toc643_3045786699"/></text:h>
        </text:list-item>
      </text:list>
      <text:p text:style-name="P12"><text:span text:style-name="T2">1.1 </text:span><text:span text:style-name="T3">Сначала составим таблицу истиности для этого выражения </text:span><text:span text:style-name="T4">(таблица 1)</text:span><text:span text:style-name="T3">.</text:span></text:p>
      <text:p text:style-name="Text_20_body">Таблица <text:sequence text:ref-name="refТаблица0" text:name="Таблица" text:formula="ooow:Таблица+1" style:num-format="1">1</text:sequence>: Таблица истиности функции f(a,b,c,d)</text:p>
      <table:table table:name="Table1" table:style-name="Table1">
        <table:table-column table:style-name="Table1.A" table:number-columns-repeated="5"/>
        <table:table-row table:style-name="TableLine94866039118896">
          <table:table-cell table:style-name="Table1.A1" office:value-type="string">
            <text:p text:style-name="P29">a</text:p>
          </table:table-cell>
          <table:table-cell table:style-name="Table1.A1" office:value-type="string">
            <text:p text:style-name="P29">b</text:p>
          </table:table-cell>
          <table:table-cell table:style-name="Table1.A1" office:value-type="string">
            <text:p text:style-name="P29">c</text:p>
          </table:table-cell>
          <table:table-cell table:style-name="Table1.A1" office:value-type="string">
            <text:p text:style-name="P29">d</text:p>
          </table:table-cell>
          <table:table-cell table:style-name="Table1.A1" office:value-type="string">
            <text:p text:style-name="P29">f(a,b,c,d)</text:p>
          </table:table-cell>
        </table:table-row>
        <table:table-row table:style-name="TableLine94866039216784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17488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18544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19808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21104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22272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23488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24704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25840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27056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28272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29488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30704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1</text:p>
          </table:table-cell>
        </table:table-row>
        <table:table-row table:style-name="TableLine94866039231920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33136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30">0</text:p>
          </table:table-cell>
        </table:table-row>
        <table:table-row table:style-name="TableLine94866039234352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30">0</text:p>
          </table:table-cell>
        </table:table-row>
      </table:table>
      <text:p text:style-name="Text_20_body_20_indent">По этой таблице составин СДНФ функции (2).</text:p>
      <table:table table:name="Table2" table:style-name="Table2">
        <table:table-column table:style-name="Table2.A"/>
        <table:table-column table:style-name="Table2.B"/>
        <table:table-header-rows>
          <table:table-row table:style-name="TableLine94866065250096">
            <table:table-cell table:style-name="Table2.A1" office:value-type="string">
              <text:p text:style-name="P20"><draw:frame draw:style-name="fr2" draw:name="Object1" text:anchor-type="as-char" svg:y="-0.579cm" svg:width="11.329cm" svg:height="1.035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le2.A1" office:value-type="string">
              <text:p text:style-name="P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3">1.2 Теперь по той же таблице составим СКНФ (3).</text:p>
      <table:table table:name="Table3" table:style-name="Table3">
        <table:table-column table:style-name="Table3.A"/>
        <table:table-column table:style-name="Table3.B"/>
        <table:table-header-rows>
          <table:table-row table:style-name="TableLine94866057058304">
            <table:table-cell table:style-name="Table3.A1" office:value-type="string">
              <text:p text:style-name="P20"><draw:frame draw:style-name="fr2" draw:name="Object2" text:anchor-type="as-char" svg:y="-0.841cm" svg:width="14.148cm" svg:height="1.565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3.A1" office:value-type="string">
              <text:p text:style-name="P21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34">1.3 Теперь вереведём функцию в бизас «и-или-не» (4).</text:p>
      <table:table table:name="Table4" table:style-name="Table4">
        <table:table-column table:style-name="Table4.A"/>
        <table:table-column table:style-name="Table4.B"/>
        <table:table-header-rows>
          <table:table-row table:style-name="TableLine94866066923520">
            <table:table-cell table:style-name="Table4.A1" office:value-type="string">
              <text:p text:style-name="P20"><draw:frame draw:style-name="fr2" draw:name="Object3" text:anchor-type="as-char" svg:y="-0.579cm" svg:width="13.651cm" svg:height="1.035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4.A1" office:value-type="string">
              <text:p text:style-name="P2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4">И минимизируем её (5), <text:span text:style-name="T33">(6)</text:span>.</text:p>
      <table:table table:name="Table6" table:style-name="Table6">
        <table:table-column table:style-name="Table6.A"/>
        <table:table-column table:style-name="Table6.B"/>
        <table:table-header-rows>
          <table:table-row table:style-name="TableLine94866057296176">
            <table:table-cell table:style-name="Table6.A1" office:value-type="string">
              <text:p text:style-name="P20"><draw:frame draw:style-name="fr3" draw:name="Object5" text:anchor-type="as-char" svg:y="-1.633cm" svg:width="15.122cm" svg:height="3.149cm" draw:z-index="4"><draw:object xlink:href="./Object 5" xlink:type="simple" xlink:show="embed" xlink:actuate="onLoad"/><draw:image xlink:href="./ObjectReplacements/Object 5" xlink:type="simple" xlink:show="embed" xlink:actuate="onLoad"/></draw:frame></text:p>
            </table:table-cell>
            <table:table-cell table:style-name="Table6.A1" office:value-type="string">
              <text:p text:style-name="P21">(<text:sequence text:ref-name="refText5" text:name="Text" text:formula="ooow:Text+1" style:num-format="1">5</text:sequence>)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 table:style-name="TableLine94866051963152">
            <table:table-cell table:style-name="Table5.A1" office:value-type="string">
              <text:p text:style-name="P20"><draw:frame draw:style-name="fr2" draw:name="Object6" text:anchor-type="as-char" svg:y="-1.346cm" svg:width="9.375cm" svg:height="2.54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5.A1" office:value-type="string">
              <text:p text:style-name="P21">(<text:sequence text:ref-name="refText4" text:name="Text" text:formula="ooow:Text+1" style:num-format="1">6</text:sequence>)</text:p>
            </table:table-cell>
          </table:table-row>
        </table:table-header-rows>
      </table:table>
      <text:p text:style-name="Text_20_body_20_indent"/>
      <text:list xml:id="list10127916224104" text:continue-numbering="true" text:style-name="Outline">
        <text:list-item>
          <text:h text:style-name="Heading_20_1" text:outline-level="1"><text:bookmark-start text:name="__RefHeading___Toc645_3045786699"/>2. Ответы на контрольные вопросы.<text:bookmark-end text:name="__RefHeading___Toc645_3045786699"/></text:h>
        </text:list-item>
      </text:list>
      <text:p text:style-name="P15"><text:span text:style-name="T29">2.</text:span>1 В чем отличие булевой алгебры от алгебры логики?</text:p>
      <text:p text:style-name="P17">Алгебра логики оперирует на множестве из дву элементов: истина и ложь, а буева алгебра — на множестве из двухэлементов: 0 и 1.</text:p>
      <text:p text:style-name="P15"><text:span text:style-name="T29">2.2 </text:span>Чем отличаются совершенная нормальная и нормальная формы представления функций?</text:p>
      <text:p text:style-name="P19"><text:span text:style-name="T30">В совершенной нормальной форме термы присутствуют ровно один раз, все термы включают в себя все переменные, либо их отрицания ровно по одному разу. И переменная, и её отрицание не могут быть в одном терме. В нормальнй форме разные термы присутствуют </text:span><text:span text:style-name="T31">один раз, в одном терме не может быть и переменной, и еёотрицания. Отличие в том, что в нормальной форме термы не обязаны состоять из всех переменных.</text:span></text:p>
      <text:p text:style-name="P15"><text:span text:style-name="T29">2.</text:span>3 Перечислите способы представления функций булевой алгебры.</text:p>
      <text:p text:style-name="P18">ДНФ, СДНФ, КНФ, СКНФ, в любом другом базисе, на котором строится полная булева алгебра.</text:p>
      <text:p text:style-name="P15"><text:span text:style-name="T29">2.</text:span>4 Какие операции составляют базис булевой алгебры? Является ли эта алгебра полной?</text:p>
      <text:p text:style-name="P16">Обычно в качестве базиса берут операции И, Или и Не. Алгебра над этим базисом является полной, т. е. с помощью этих операций можно выразить любые функции из алгебры логики.</text:p>
      <text:p text:style-name="P15"><text:span text:style-name="T29">2.</text:span>5 Какое высказывание называется абсолютно истинным?</text:p>
      <text:p text:style-name="P16">Которое не зависит ни от каких переменных (условий).</text:p>
      <text:p text:style-name="P15"><text:span text:style-name="T29">2.</text:span>6 Какие значения может принимать булева переменная?</text:p>
      <text:p text:style-name="P18">Только 0 и 1.</text:p>
      <text:list xml:id="list10128030738043" text:continue-numbering="true" text:style-name="Outline">
        <text:list-item>
          <text:h text:style-name="P25" text:outline-level="1"><text:bookmark-start text:name="__RefHeading___Toc647_3045786699"/>ЗАКЛЮЧЕНИЕ<text:bookmark-end text:name="__RefHeading___Toc647_3045786699"/></text:h>
        </text:list-item>
      </text:list>
      <text:p text:style-name="P10"><text:span text:style-name="T23">В ходе работы был</text:span><text:span text:style-name="T24">и</text:span><text:span text:style-name="T23"> изучены </text:span><text:span text:style-name="T17">правила </text:span><text:span text:style-name="T18">записи функции в совершенной дизъюнктивной нормальной форме, в совершенной конъюнктивной нормальной форме, в базисе «и-или-не», а также мимизация функции в этом базисе</text:span><text:span text:style-name="T2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Times New Roman4" svg:font-family="'Times New Roman', 'Times New Roman PSMT'" style:font-family-generic="roman"/>
    <style:font-face style:name="TimesNewRomanPSMT" svg:font-family="TimesNewRomanPSMT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Times New Roman2" fo:font-family="'Times New Roman'" style:font-style-name="Обычный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1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List" style:family="paragraph" style:parent-style-name="Text_20_body" style:default-outline-level="" style:list-style-name="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Times New Roman3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line-height="100%" fo:text-indent="0cm" style:auto-text-indent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cm" fo:margin-right="0cm" fo:line-height="150%" fo:text-align="justify" style:justify-single-word="false" fo:text-indent="1.251cm" style:auto-text-indent="false"/>
    </style:style>
    <style:style style:name="Default" style:family="paragraph" style:parent-style-name="Standard">
      <style:paragraph-properties fo:margin-top="0cm" fo:margin-bottom="0cm" loext:contextual-spacing="false" fo:line-height="100%" style:text-autospace="none" style:writing-mode="lr-tb"/>
      <style:text-properties fo:color="#000000" style:font-name="Times New Roman4" fo:font-family="'Times New Roman', 'Times New Roman PSMT'" style:font-family-generic="roman" fo:font-size="12pt" fo:language="ru" fo:country="RU" style:font-name-asian="Times New Roman4" style:font-family-asian="'Times New Roman', 'Times New Roman PSMT'" style:font-family-generic-asian="roman" style:font-size-asian="12pt" style:language-asian="en" style:country-asian="US" style:font-name-complex="Times New Roman4" style:font-family-complex="'Times New Roman', 'Times New Roman PSMT'" style:font-family-generic-complex="roman" style:font-size-complex="12pt" style:language-complex="ar" style:country-complex="SA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Таблица" style:family="paragraph" style:parent-style-name="Caption"/>
    <style:style style:name="Default_20_Paragraph_20_Font" style:display-name="Default Paragraph Font" style:family="text"/>
    <style:style style:name="Numbering_20_Symbols" style:display-name="Numbering Symbols" style:family="text"/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8Num24">
      <text:list-level-style-bullet text:level="1" text:style-name="WW8Num24z0" style:num-suffix="." text:bullet-char="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09:15:00</meta:creation-date>
    <meta:initial-creator>User</meta:initial-creator>
    <dc:language>en-US</dc:language>
    <dc:date>2021-11-05T00:58:55.644747198</dc:date>
    <meta:editing-cycles>340</meta:editing-cycles>
    <meta:editing-duration>P1DT1H1M19S</meta:editing-duration>
    <meta:generator>LibreOffice/6.4.7.2$Linux_X86_64 LibreOffice_project/40$Build-2</meta:generator>
    <meta:document-statistic meta:table-count="7" meta:image-count="0" meta:object-count="6" meta:page-count="8" meta:paragraph-count="150" meta:word-count="540" meta:character-count="3325" meta:non-whitespace-character-count="2899"/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o stretchy="false">¬</mo>
                        <mi>b</mi>
                      </mrow>
                      <mrow>
                        <mo stretchy="false">¬</mo>
                        <mi>c</mi>
                      </mrow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o stretchy="false">¬</mo>
                        <mi>b</mi>
                      </mrow>
                      <mi mathvariant="italic">c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>b</mi>
                      <mrow>
                        <mo stretchy="false">¬</mo>
                        <mi>c</mi>
                      </mrow>
                      <mi>d</mi>
                    </mrow>
                  </mrow>
                  <mo fence="true" stretchy="false">)</mo>
                </mrow>
                <mo stretchy="false">∨</mo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 mathvariant="italic">bcd</mi>
                    </mrow>
                  </mrow>
                  <mo fence="true" stretchy="false">)</mo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o fence="true" stretchy="false">(</mo>
              <mrow>
                <mrow>
                  <mi>a</mi>
                  <mrow>
                    <mo stretchy="false">¬</mo>
                    <mi>b</mi>
                  </mrow>
                  <mrow>
                    <mo stretchy="false">¬</mo>
                    <mi>c</mi>
                  </mrow>
                  <mrow>
                    <mo stretchy="false">¬</mo>
                    <mi>d</mi>
                  </mrow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>a</mi>
                  <mrow>
                    <mo stretchy="false">¬</mo>
                    <mi>b</mi>
                  </mrow>
                  <mrow>
                    <mo stretchy="false">¬</mo>
                    <mi>c</mi>
                  </mrow>
                  <mi>d</mi>
                </mrow>
              </mrow>
              <mo fence="true" stretchy="false">)</mo>
            </mrow>
            <mo stretchy="false">∨</mo>
            <mrow>
              <mo fence="true" stretchy="false">(</mo>
              <mrow>
                <mrow>
                  <mi mathvariant="italic">ab</mi>
                  <mrow>
                    <mo stretchy="false">¬</mo>
                    <mi>c</mi>
                  </mrow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neg{a}neg{b}neg{c}d) or (neg{a}neg{b}cd) or (neg{a}b neg{c}d) or (neg{a}bcd) or {}
newline
{} or (a neg{b}neg{c}neg{d}) or (a neg{b}neg{c}d) or (ab neg{c}neg{d})</annotation>
  </semantics>
</math>
</file>

<file path=Object 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i>b</mi>
                      <mo stretchy="false">∨</mo>
                      <mrow>
                        <mo stretchy="false">¬</mo>
                        <mi>c</mi>
                      </mrow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row>
                        <mo stretchy="false">¬</mo>
                        <mi>b</mi>
                      </mrow>
                      <mo stretchy="false">∨</mo>
                      <mi>c</mi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>
                  <mo fence="true" stretchy="false">(</mo>
                  <mrow>
                    <mrow>
                      <mi>a</mi>
                      <mo stretchy="false">∨</mo>
                      <mrow>
                        <mo stretchy="false">¬</mo>
                        <mi>b</mi>
                      </mrow>
                      <mo stretchy="false">∨</mo>
                      <mrow>
                        <mo stretchy="false">¬</mo>
                        <mi>c</mi>
                      </mrow>
                      <mo stretchy="false">∨</mo>
                      <mi>d</mi>
                    </mrow>
                  </mrow>
                  <mo fence="true" stretchy="false">)</mo>
                </mrow>
                <mo stretchy="false">∧</mo>
                <mrow/>
              </mrow>
            </mrow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i>b</mi>
                  <mo stretchy="false">∨</mo>
                  <mrow>
                    <mo stretchy="false">¬</mo>
                    <mi>c</mi>
                  </mrow>
                  <mo stretchy="false">∨</mo>
                  <mi>d</mi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row>
                      <mo stretchy="false">¬</mo>
                      <mi>a</mi>
                    </mrow>
                    <mo stretchy="false">∨</mo>
                    <mi>b</mi>
                  </mrow>
                  <mrow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i>c</mi>
                </mrow>
              </mrow>
              <mo fence="true" stretchy="false">)</mo>
            </mrow>
            <mo stretchy="false">∧</mo>
            <mrow/>
          </mrow>
        </mtd>
      </mtr>
      <mtr>
        <mtd>
          <mrow>
            <mrow/>
            <mo stretchy="false">∧</mo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b</mi>
                  </mrow>
                  <mo stretchy="false">∨</mo>
                  <mrow>
                    <mo stretchy="false">¬</mo>
                    <mi>c</mi>
                  </mrow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</mrow>
        </mtd>
      </mtr>
    </mtable>
    <annotation encoding="StarMath 5.0">f(a,b,c,d)=(a or b or c or d) and (a or b or neg{c} or d) and (a or neg{b} or c or d) and (a or neg{b} or neg{c} or d) and {}
newline
{} and (neg{a} or b or neg{c} or d) and (neg{a} or b neg{c} or neg{d}) and (neg{a} or neg{b} or c or neg{d}) and (neg{a} or neg{b} or neg{c} or c) and {}
newline
{} and (neg{a} or neg{b} or neg{c} or neg{d})</annotation>
  </semantics>
</math>
</file>

<file path=Object 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  <mo stretchy="false">⊕</mo>
                <mi>a</mi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row>
                          <mo stretchy="false">¬</mo>
                          <mi>c</mi>
                        </mrow>
                        <mrow>
                          <mi>d</mi>
                          <mo stretchy="false">∨</mo>
                          <mi mathvariant="italic">abcd</mi>
                          <mo stretchy="false">∨</mo>
                          <mrow>
                            <mo stretchy="false">¬</mo>
                            <mi>a</mi>
                          </mrow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row>
                    <mo stretchy="false">¬</mo>
                    <mi>a</mi>
                  </mrow>
                </mrow>
                <mo stretchy="false">∨</mo>
                <mrow/>
              </mrow>
            </mrow>
          </mrow>
        </mtd>
      </mtr>
      <mtr>
        <mtd>
          <mrow>
            <mrow/>
            <mo stretchy="false">∨</mo>
            <mrow>
              <mrow>
                <mo stretchy="false">¬</mo>
                <mrow>
                  <mo fence="true" stretchy="false">(</mo>
                  <mrow>
                    <mrow>
                      <mrow>
                        <mi mathvariant="italic">ac</mi>
                        <mo stretchy="false">∨</mo>
                        <mi>b</mi>
                      </mrow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</mrow>
              <mo stretchy="false">∧</mo>
              <mi>a</mi>
            </mrow>
          </mrow>
        </mtd>
      </mtr>
    </mtable>
    <annotation encoding="StarMath 5.0">f(a,b,c,d)=(ac or b neg{c}d or abcd or neg{a}d) oplus {a}=(ac or b neg{c}d or abcd or neg{a}d) and neg{a} or {}
newline
{} or neg(ac or b neg{c}d or abcd or neg{a}d) and a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c</mi>
            <mo stretchy="false">∨</mo>
            <mrow>
              <mi>b</mi>
              <mo stretchy="false">⋅</mo>
              <mrow>
                <mo stretchy="false">¬</mo>
                <mi mathvariant="italic">cd</mi>
              </mrow>
            </mrow>
            <mo stretchy="false">∨</mo>
            <mi mathvariant="italic">abcd</mi>
            <mo stretchy="false">∨</mo>
            <mrow>
              <mo stretchy="false">¬</mo>
              <mi mathvariant="italic">ad</mi>
            </mrow>
          </mrow>
        </mrow>
        <mo fence="true" stretchy="false">)</mo>
      </mrow>
      <mo stretchy="false">⊕</mo>
      <mi>a</mi>
    </mrow>
    <annotation encoding="StarMath 5.0">({ac} or {b} cdot {neg {cd}} or {abcd} or {neg {ad}}) oplus a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row>
                    <mi>a</mi>
                    <mi>,</mi>
                    <mi>b</mi>
                    <mi>,</mi>
                    <mi>c</mi>
                    <mi>,</mi>
                    <mi>d</mi>
                  </mrow>
                </mrow>
                <mo fence="true" stretchy="false">)</mo>
              </mrow>
              <mo stretchy="false">=</mo>
              <mrow>
                <mrow>
                  <mrow>
                    <mo fence="true" stretchy="false">(</mo>
                    <mrow>
                      <mrow>
                        <mrow>
                          <mi mathvariant="italic">ac</mi>
                          <mo stretchy="false">∨</mo>
                          <mi>b</mi>
                        </mrow>
                        <mrow>
                          <mo stretchy="false">¬</mo>
                          <mi>c</mi>
                        </mrow>
                        <mrow>
                          <mi>d</mi>
                          <mo stretchy="false">∨</mo>
                          <mi mathvariant="italic">abcd</mi>
                          <mo stretchy="false">∨</mo>
                          <mrow>
                            <mo stretchy="false">¬</mo>
                            <mi>a</mi>
                          </mrow>
                        </mrow>
                        <mi>d</mi>
                      </mrow>
                    </mrow>
                    <mo fence="true" stretchy="false">)</mo>
                  </mrow>
                  <mo stretchy="false">∧</mo>
                  <mrow>
                    <mo stretchy="false">¬</mo>
                    <mi>a</mi>
                  </mrow>
                </mrow>
                <mo stretchy="false">∨</mo>
                <mrow>
                  <mrow>
                    <mo stretchy="false">¬</mo>
                    <mrow>
                      <mo fence="true" stretchy="false">(</mo>
                      <mrow>
                        <mrow>
                          <mrow>
                            <mi mathvariant="italic">ac</mi>
                            <mo stretchy="false">∨</mo>
                            <mi>b</mi>
                          </mrow>
                          <mrow>
                            <mo stretchy="false">¬</mo>
                            <mi>c</mi>
                          </mrow>
                          <mrow>
                            <mi>d</mi>
                            <mo stretchy="false">∨</mo>
                            <mi mathvariant="italic">abcd</mi>
                            <mo stretchy="false">∨</mo>
                            <mrow>
                              <mo stretchy="false">¬</mo>
                              <mi>a</mi>
                            </mrow>
                          </mrow>
                          <mi>d</mi>
                        </mrow>
                      </mrow>
                      <mo fence="true" stretchy="false">)</mo>
                    </mrow>
                  </mrow>
                  <mo stretchy="false">∧</mo>
                  <mi>a</mi>
                </mrow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row>
                        <mi mathvariant="italic">ac</mi>
                        <mo stretchy="false">∨</mo>
                        <mrow>
                          <mo stretchy="false">¬</mo>
                          <mi>a</mi>
                        </mrow>
                      </mrow>
                      <mi>b</mi>
                      <mrow>
                        <mo stretchy="false">¬</mo>
                        <mi>c</mi>
                      </mrow>
                      <mrow>
                        <mi mathvariant="italic">dd</mi>
                        <mo stretchy="false">∨</mo>
                        <mrow>
                          <mo stretchy="false">¬</mo>
                          <mi>a</mi>
                        </mrow>
                      </mrow>
                      <mrow>
                        <mi mathvariant="italic">abcd</mi>
                        <mo stretchy="false">∨</mo>
                        <mrow>
                          <mo stretchy="false">¬</mo>
                          <mi>a</mi>
                        </mrow>
                      </mrow>
                      <mrow>
                        <mo stretchy="false">¬</mo>
                        <mi>a</mi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stretchy="false">¬</mo>
                      <mrow>
                        <mo fence="true" stretchy="false">(</mo>
                        <mrow>
                          <mi mathvariant="italic">ac</mi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row>
                            <mi>b</mi>
                            <mrow>
                              <mo stretchy="false">¬</mo>
                              <mi>c</mi>
                            </mrow>
                            <mi>d</mi>
                          </mrow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i mathvariant="italic">abcd</mi>
                        </mrow>
                        <mo fence="true" stretchy="false">)</mo>
                      </mrow>
                    </mrow>
                    <mo stretchy="false">∨</mo>
                    <mrow>
                      <mo stretchy="false">¬</mo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a</mi>
                            </mrow>
                            <mi>d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row>
                  <mo fence="true" stretchy="false">(</mo>
                  <mrow>
                    <mrow>
                      <mrow>
                        <mo stretchy="false">¬</mo>
                        <mi>a</mi>
                      </mrow>
                      <mi>b</mi>
                      <mrow>
                        <mo stretchy="false">¬</mo>
                        <mi>c</mi>
                      </mrow>
                      <mrow>
                        <mi>d</mi>
                        <mo stretchy="false">∨</mo>
                        <mrow>
                          <mo stretchy="false">¬</mo>
                          <mi>a</mi>
                        </mrow>
                      </mrow>
                      <mi>d</mi>
                    </mrow>
                  </mrow>
                  <mo fence="true" stretchy="false">)</mo>
                </mrow>
                <mo stretchy="false">∨</mo>
                <mi>a</mi>
              </mrow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b</mi>
                          </mrow>
                          <mo stretchy="false">∨</mo>
                          <mi>c</mi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b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a</mi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row>
                <mo fence="true" stretchy="false">(</mo>
                <mrow>
                  <mrow>
                    <mrow>
                      <mi mathvariant="italic">aa</mi>
                      <mo stretchy="false">∨</mo>
                      <mi>a</mi>
                    </mrow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c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fence="true" stretchy="false">(</mo>
              <mrow>
                <mrow>
                  <mrow>
                    <mo stretchy="false">¬</mo>
                    <mi>a</mi>
                  </mrow>
                  <mo stretchy="false">∨</mo>
                  <mrow>
                    <mo stretchy="false">¬</mo>
                    <mi>c</mi>
                  </mrow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o fence="true" stretchy="false">(</mo>
              <mrow>
                <mrow>
                  <mrow>
                    <mo stretchy="false">¬</mo>
                    <mi>b</mi>
                  </mrow>
                  <mo stretchy="false">∨</mo>
                  <mi>c</mi>
                  <mo stretchy="false">∨</mo>
                  <mrow>
                    <mo stretchy="false">¬</mo>
                    <mi>d</mi>
                  </mrow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stretchy="false">¬</mo>
                      <mi>a</mi>
                    </mrow>
                    <mo stretchy="false">∨</mo>
                    <mrow>
                      <mo stretchy="false">¬</mo>
                      <mi>b</mi>
                    </mrow>
                    <mo stretchy="false">∨</mo>
                    <mrow>
                      <mo stretchy="false">¬</mo>
                      <mi>c</mi>
                    </mrow>
                    <mo stretchy="false">∨</mo>
                    <mrow>
                      <mo stretchy="false">¬</mo>
                      <mi>d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</mtable>
    <annotation encoding="StarMath 5.0">f(a,b,c,d)=(ac or b neg{c}d or abcd or neg{a}d) and neg{a} or neg(ac or b neg{c}d or abcd or neg{a}d) and a={}
newline
{}=(neg{a}ac or neg{a}b neg{c}dd or neg{a}abcd or neg{a}neg{a}d) or a(neg{(ac)} or neg{(b neg{c}d)} or neg{(abcd)} or neg{(neg{a}d)})={}
newline
{}=(neg{a}b neg{c}d or neg{a}d) or a((neg{a} or neg{c})(neg{b} or c or neg{d})(neg{a} or neg{b} or neg{c} or neg{d})(a or neg{d}))={}
newline
{}=neg{a}d or (aa or a neg{d})(neg{a} or neg{c})(neg{b} or c or neg{d})(neg{a} or neg{b} or neg{c} or neg{d})={}
newline
{}=neg{a}d or a( neg{a} or neg{c} )( neg{b} or c or neg{d} )( neg{a} or neg{b} or neg{c} or neg{d} )={  }
newline
{}=neg{a}d or a neg{c}( neg{b} or c or neg{d} )( neg{a} or neg{b} or neg{c} or neg{d} )={  }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o fence="true" stretchy="false">(</mo>
              <mrow>
                <mrow>
                  <mrow>
                    <mo fence="true" stretchy="false">(</mo>
                    <mrow>
                      <mrow>
                        <mrow>
                          <mo stretchy="false">¬</mo>
                          <mi>b</mi>
                        </mrow>
                        <mo stretchy="false">∨</mo>
                        <mrow>
                          <mo stretchy="false">¬</mo>
                          <mi>d</mi>
                        </mrow>
                      </mrow>
                    </mrow>
                    <mo fence="true" stretchy="false">)</mo>
                  </mrow>
                  <mo stretchy="false">∨</mo>
                  <mi>c</mi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 stretchy="false">¬</mo>
                            <mi>b</mi>
                          </mrow>
                          <mo stretchy="false">∨</mo>
                          <mrow>
                            <mo stretchy="false">¬</mo>
                            <mi>d</mi>
                          </mrow>
                        </mrow>
                      </mrow>
                      <mo fence="true" stretchy="false">)</mo>
                    </mrow>
                    <mo stretchy="false">∨</mo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fence="true" stretchy="false">(</mo>
                <mrow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 stretchy="false">¬</mo>
                              <mi>b</mi>
                            </mrow>
                            <mo stretchy="false">∨</mo>
                            <mrow>
                              <mo stretchy="false">¬</mo>
                              <mi>d</mi>
                            </mrow>
                          </mrow>
                        </mrow>
                        <mo fence="true" stretchy="false">)</mo>
                      </mrow>
                      <mo stretchy="false">∨</mo>
                      <mi>c</mi>
                    </mrow>
                    <mrow>
                      <mo fence="true" stretchy="false">(</mo>
                      <mrow>
                        <mrow>
                          <mrow>
                            <mo stretchy="false">¬</mo>
                            <mi>a</mi>
                          </mrow>
                          <mo stretchy="false">∨</mo>
                          <mrow>
                            <mo stretchy="false">¬</mo>
                            <mi>c</mi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fence="true" stretchy="false">(</mo>
                <mrow>
                  <mrow>
                    <mrow>
                      <mrow>
                        <mo stretchy="false">¬</mo>
                        <mi>b</mi>
                      </mrow>
                      <mo stretchy="false">∨</mo>
                      <mrow>
                        <mo stretchy="false">¬</mo>
                        <mi>d</mi>
                      </mrow>
                      <mo stretchy="false">∨</mo>
                      <mi>c</mi>
                    </mrow>
                    <mrow>
                      <mo stretchy="false">¬</mo>
                      <mi>a</mi>
                    </mrow>
                  </mrow>
                </mrow>
                <mo fence="true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b</mi>
              </mrow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d</mi>
              </mrow>
              <mo stretchy="false">∨</mo>
              <mi>a</mi>
            </mrow>
            <mrow>
              <mo stretchy="false">¬</mo>
              <mi>c</mi>
            </mrow>
            <mi>c</mi>
            <mrow>
              <mrow>
                <mo stretchy="false">¬</mo>
                <mi>a</mi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¬</mo>
                <mi>a</mi>
              </mrow>
            </mrow>
            <mrow>
              <mi>d</mi>
              <mo stretchy="false">∨</mo>
              <mi>a</mi>
            </mrow>
            <mrow>
              <mo stretchy="false">¬</mo>
              <mi>c</mi>
            </mrow>
            <mrow>
              <mrow>
                <mo stretchy="false">¬</mo>
                <mi>b</mi>
              </mrow>
              <mo stretchy="false">∨</mo>
              <mi>a</mi>
            </mrow>
            <mrow>
              <mo stretchy="false">¬</mo>
              <mi>c</mi>
            </mrow>
            <mrow>
              <mo stretchy="false">¬</mo>
              <mi>d</mi>
            </mrow>
          </mrow>
        </mtd>
      </mtr>
    </mtable>
    <annotation encoding="StarMath 5.0">{}=neg{a}d or a neg{c}( (neg{b} or neg{d}) or c )( (neg{b} or neg{d}) or (neg{a} or neg{c}) )={  }
newline
{}=neg{a}d or a neg{c}( (neg{b} or neg{d}) or c(neg{a} or neg{c}) )={  }
newline
{}=neg{a}d or a neg{c}( neg{b} or neg{d} or c neg{a} )={  }
newline
{}=neg{a}d or a neg{c}neg{b} or a neg{c}neg{d} or a neg{c}c neg{a}={  }
newline
{}=neg{a}d or a neg{c}neg{b} or a neg{c}neg{d}</annotation>
  </semantics>
</math>
</file>